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float" office:value="101" calcext:value-type="float">
            <text:p>101</text:p>
          </table:table-cell>
          <table:table-cell table:formula="of:=SUM([.A1:.A453]) * 0.7" office:value-type="float" office:value="103387.9" calcext:value-type="float">
            <text:p>103387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E$1:.E$1048576])"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SUM([.A454:.A906])" office:value-type="float" office:value="350904" calcext:value-type="float">
            <text:p>35090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SUM([.F1]+[.B3]+[.B1])" office:value-type="float" office:value="459677.9" calcext:value-type="float">
            <text:p>459677,9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2" office:value-type="float" office:value="45678" calcext:value-type="float">
            <text:p>45678</text:p>
          </table:table-cell>
          <table:table-cell table:style-name="ce2" table:formula="of:=[.A453]" office:value-type="float" office:value="543" calcext:value-type="float">
            <text:p>54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5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5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5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5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</table:table>
      <table:named-expressions/>
      <table:database-ranges>
        <table:database-range table:name="__Anonymous_Sheet_DB__0" table:target-range-address="Лист1.A1:Лист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2T21:57:58.804000000</meta:creation-date>
    <dc:date>2022-06-12T22:02:46.047000000</dc:date>
    <meta:editing-duration>PT4M47S</meta:editing-duration>
    <meta:editing-cycles>1</meta:editing-cycles>
    <meta:document-statistic meta:table-count="1" meta:cell-count="1006" meta:object-count="0"/>
    <meta:generator>LibreOffice/7.3.2.2$Windows_X86_64 LibreOffice_project/49f2b1bff42cfccbd8f788c8dc32c1c309559be0</meta:generator>
  </office:meta>
</office:document-meta>
</file>